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40ca" officeooo:paragraph-rsid="000040ca"/>
    </style:style>
    <style:style style:name="P2" style:family="paragraph" style:parent-style-name="Standard">
      <style:text-properties fo:font-size="24pt" officeooo:rsid="000040ca" officeooo:paragraph-rsid="000040ca" style:font-size-asian="24pt" style:font-size-complex="24pt"/>
    </style:style>
    <style:style style:name="P3" style:family="paragraph" style:parent-style-name="Standard">
      <style:text-properties fo:font-size="24pt" officeooo:rsid="011a81b7" officeooo:paragraph-rsid="011a81b7" style:font-size-asian="24pt" style:font-size-complex="24pt"/>
    </style:style>
    <style:style style:name="P4" style:family="paragraph" style:parent-style-name="Standard">
      <style:text-properties officeooo:rsid="0009b01d" officeooo:paragraph-rsid="0009b01d"/>
    </style:style>
    <style:style style:name="P5" style:family="paragraph" style:parent-style-name="Text_20_body">
      <style:text-properties fo:color="#3465a4" loext:opacity="100%" fo:font-style="italic" officeooo:rsid="0001f9fe" officeooo:paragraph-rsid="0001f9fe" style:font-style-asian="italic" style:font-style-complex="italic"/>
    </style:style>
    <style:style style:name="P6" style:family="paragraph" style:parent-style-name="Text_20_body">
      <style:text-properties fo:color="#3465a4" loext:opacity="100%" fo:font-style="italic" officeooo:rsid="001135af" officeooo:paragraph-rsid="001135af" style:font-style-asian="italic" style:font-style-complex="italic"/>
    </style:style>
    <style:style style:name="P7" style:family="paragraph" style:parent-style-name="Text_20_body">
      <style:text-properties fo:color="#3465a4" loext:opacity="100%" fo:font-style="italic" officeooo:rsid="001135af" officeooo:paragraph-rsid="0013a61a" style:font-style-asian="italic" style:font-style-complex="italic"/>
    </style:style>
    <style:style style:name="P8" style:family="paragraph" style:parent-style-name="Text_20_body">
      <style:text-properties fo:color="#3465a4" loext:opacity="100%" fo:font-style="italic" officeooo:rsid="0018debb" officeooo:paragraph-rsid="0018debb" style:font-style-asian="italic" style:font-style-complex="italic"/>
    </style:style>
    <style:style style:name="P9" style:family="paragraph" style:parent-style-name="Text_20_body">
      <style:text-properties fo:color="#3465a4" loext:opacity="100%" fo:font-style="italic" officeooo:rsid="001aca6f" officeooo:paragraph-rsid="001aca6f" style:font-style-asian="italic" style:font-style-complex="italic"/>
    </style:style>
    <style:style style:name="P10" style:family="paragraph" style:parent-style-name="Text_20_body">
      <style:text-properties fo:color="#3465a4" loext:opacity="100%" fo:font-style="italic" officeooo:rsid="001df446" officeooo:paragraph-rsid="0026513b" style:font-style-asian="italic" style:font-style-complex="italic"/>
    </style:style>
    <style:style style:name="P11" style:family="paragraph" style:parent-style-name="Text_20_body">
      <style:text-properties fo:color="#3465a4" loext:opacity="100%" fo:font-style="italic" officeooo:rsid="001df446" officeooo:paragraph-rsid="002d2ce5" style:font-style-asian="italic" style:font-style-complex="italic"/>
    </style:style>
    <style:style style:name="P12" style:family="paragraph" style:parent-style-name="Text_20_body">
      <style:text-properties fo:color="#3465a4" loext:opacity="100%" fo:font-style="italic" officeooo:rsid="001df446" officeooo:paragraph-rsid="01144a78" style:font-style-asian="italic" style:font-style-complex="italic"/>
    </style:style>
    <style:style style:name="P13" style:family="paragraph" style:parent-style-name="Text_20_body">
      <style:text-properties fo:color="#3465a4" loext:opacity="100%" fo:font-style="italic" officeooo:rsid="0040f60b" officeooo:paragraph-rsid="0040f60b" style:font-style-asian="italic" style:font-style-complex="italic"/>
    </style:style>
    <style:style style:name="P14" style:family="paragraph" style:parent-style-name="Text_20_body">
      <style:text-properties fo:color="#3465a4" loext:opacity="100%" fo:font-style="italic" officeooo:rsid="0040f60b" officeooo:paragraph-rsid="01383acb" style:font-style-asian="italic" style:font-style-complex="italic"/>
    </style:style>
    <style:style style:name="P15" style:family="paragraph" style:parent-style-name="Text_20_body">
      <style:text-properties fo:color="#3465a4" loext:opacity="100%" fo:font-style="italic" officeooo:rsid="004d2e47" officeooo:paragraph-rsid="004d2e47" style:font-style-asian="italic" style:font-style-complex="italic"/>
    </style:style>
    <style:style style:name="P16" style:family="paragraph" style:parent-style-name="Text_20_body">
      <style:text-properties fo:color="#3465a4" loext:opacity="100%" fo:font-style="italic" officeooo:rsid="00916cdc" officeooo:paragraph-rsid="00916cdc" style:font-style-asian="italic" style:font-style-complex="italic"/>
    </style:style>
    <style:style style:name="P17" style:family="paragraph" style:parent-style-name="Text_20_body">
      <style:text-properties fo:color="#3465a4" loext:opacity="100%" fo:font-style="italic" officeooo:rsid="000040ca" officeooo:paragraph-rsid="000040ca" style:font-style-asian="italic" style:font-style-complex="italic"/>
    </style:style>
    <style:style style:name="P18" style:family="paragraph" style:parent-style-name="Text_20_body">
      <style:text-properties fo:color="#3465a4" loext:opacity="100%" fo:font-style="italic" officeooo:rsid="000648fd" officeooo:paragraph-rsid="000648fd" style:font-style-asian="italic" style:font-style-complex="italic"/>
    </style:style>
    <style:style style:name="P19" style:family="paragraph" style:parent-style-name="Text_20_body">
      <style:text-properties fo:color="#3465a4" loext:opacity="100%" fo:font-style="italic" officeooo:paragraph-rsid="0090a755" style:font-style-asian="italic" style:font-style-complex="italic"/>
    </style:style>
    <style:style style:name="P20" style:family="paragraph" style:parent-style-name="Text_20_body">
      <style:text-properties fo:color="#3465a4" loext:opacity="100%" fo:font-style="italic" officeooo:rsid="01596b39" officeooo:paragraph-rsid="01596b39" style:font-style-asian="italic" style:font-style-complex="italic"/>
    </style:style>
    <style:style style:name="P21" style:family="paragraph" style:parent-style-name="Text_20_body">
      <style:text-properties fo:color="#3465a4" loext:opacity="100%" fo:font-style="italic" officeooo:rsid="003483c1" officeooo:paragraph-rsid="003483c1" style:font-style-asian="italic" style:font-style-complex="italic"/>
    </style:style>
    <style:style style:name="P22" style:family="paragraph" style:parent-style-name="Text_20_body">
      <style:text-properties fo:color="#3465a4" loext:opacity="100%" fo:font-style="italic" officeooo:rsid="015f350b" officeooo:paragraph-rsid="015f350b" style:font-style-asian="italic" style:font-style-complex="italic"/>
    </style:style>
    <style:style style:name="P23" style:family="paragraph" style:parent-style-name="Text_20_body">
      <style:text-properties fo:color="#3465a4" loext:opacity="100%" fo:font-style="italic" officeooo:rsid="003558ae" officeooo:paragraph-rsid="003558ae" style:font-style-asian="italic" style:font-style-complex="italic"/>
    </style:style>
    <style:style style:name="P24" style:family="paragraph" style:parent-style-name="Text_20_body">
      <style:text-properties fo:color="#3465a4" loext:opacity="100%" fo:font-style="italic" officeooo:rsid="01616a22" officeooo:paragraph-rsid="01616a22" style:font-style-asian="italic" style:font-style-complex="italic"/>
    </style:style>
    <style:style style:name="P25" style:family="paragraph" style:parent-style-name="Text_20_body">
      <style:text-properties fo:color="#3465a4" loext:opacity="100%" fo:font-style="italic" officeooo:rsid="0039fb76" officeooo:paragraph-rsid="0039fb76" style:font-style-asian="italic" style:font-style-complex="italic"/>
    </style:style>
    <style:style style:name="P26" style:family="paragraph" style:parent-style-name="Text_20_body">
      <style:text-properties fo:color="#3465a4" loext:opacity="100%" fo:font-style="italic" officeooo:rsid="01686170" officeooo:paragraph-rsid="01686170" style:font-style-asian="italic" style:font-style-complex="italic"/>
    </style:style>
    <style:style style:name="P27" style:family="paragraph" style:parent-style-name="Text_20_body">
      <style:text-properties fo:color="#3465a4" loext:opacity="100%" fo:font-style="italic" officeooo:rsid="01693aea" officeooo:paragraph-rsid="01693aea" style:font-style-asian="italic" style:font-style-complex="italic"/>
    </style:style>
    <style:style style:name="P28" style:family="paragraph" style:parent-style-name="Text_20_body">
      <style:text-properties fo:color="#3465a4" loext:opacity="100%" fo:font-style="italic" officeooo:rsid="003d9314" officeooo:paragraph-rsid="003d9314" style:font-style-asian="italic" style:font-style-complex="italic"/>
    </style:style>
    <style:style style:name="P29" style:family="paragraph" style:parent-style-name="Text_20_body">
      <style:text-properties fo:color="#3465a4" loext:opacity="100%" fo:font-style="italic" officeooo:rsid="016a3f05" officeooo:paragraph-rsid="016a3f05" style:font-style-asian="italic" style:font-style-complex="italic"/>
    </style:style>
    <style:style style:name="P30" style:family="paragraph" style:parent-style-name="Text_20_body">
      <style:text-properties fo:color="#3465a4" loext:opacity="100%" fo:font-style="italic" officeooo:rsid="016bd0df" officeooo:paragraph-rsid="016bd0df" style:font-style-asian="italic" style:font-style-complex="italic"/>
    </style:style>
    <style:style style:name="P31" style:family="paragraph" style:parent-style-name="Text_20_body">
      <style:text-properties fo:color="#3465a4" loext:opacity="100%" fo:font-style="italic" officeooo:rsid="016d526e" officeooo:paragraph-rsid="016d526e" style:font-style-asian="italic" style:font-style-complex="italic"/>
    </style:style>
    <style:style style:name="P32" style:family="paragraph" style:parent-style-name="Text_20_body">
      <style:text-properties fo:color="#3465a4" loext:opacity="100%" fo:font-style="italic" officeooo:rsid="016dda5f" officeooo:paragraph-rsid="016dda5f" style:font-style-asian="italic" style:font-style-complex="italic"/>
    </style:style>
    <style:style style:name="P33" style:family="paragraph" style:parent-style-name="Text_20_body">
      <style:text-properties fo:color="#3465a4" loext:opacity="100%" fo:font-style="italic" officeooo:rsid="016f6880" officeooo:paragraph-rsid="016f6880" style:font-style-asian="italic" style:font-style-complex="italic"/>
    </style:style>
    <style:style style:name="P34" style:family="paragraph" style:parent-style-name="Text_20_body">
      <style:text-properties fo:color="#3465a4" loext:opacity="100%" officeooo:rsid="00412fea" officeooo:paragraph-rsid="0042c570"/>
    </style:style>
    <style:style style:name="P35" style:family="paragraph" style:parent-style-name="Text_20_body">
      <style:text-properties fo:color="#3465a4" loext:opacity="100%" officeooo:rsid="004ec6fa" officeooo:paragraph-rsid="004ec6fa"/>
    </style:style>
    <style:style style:name="P36" style:family="paragraph" style:parent-style-name="Text_20_body">
      <style:text-properties fo:font-style="italic" officeooo:rsid="0039fb76" officeooo:paragraph-rsid="0039fb76" style:font-style-asian="italic" style:font-style-complex="italic"/>
    </style:style>
    <style:style style:name="P37" style:family="paragraph" style:parent-style-name="Text_20_body">
      <style:text-properties fo:font-style="italic" officeooo:rsid="0040f60b" officeooo:paragraph-rsid="00412fea" style:font-style-asian="italic" style:font-style-complex="italic"/>
    </style:style>
    <style:style style:name="P38" style:family="paragraph" style:parent-style-name="Text_20_body">
      <style:text-properties fo:font-style="italic" officeooo:rsid="00bb5ae6" style:font-style-asian="italic" style:font-style-complex="italic"/>
    </style:style>
    <style:style style:name="P39" style:family="paragraph" style:parent-style-name="Text_20_body">
      <style:text-properties fo:font-style="italic" officeooo:rsid="00337415" officeooo:paragraph-rsid="00337415" style:font-style-asian="italic" style:font-style-complex="italic"/>
    </style:style>
    <style:style style:name="P40" style:family="paragraph" style:parent-style-name="Text_20_body">
      <style:text-properties fo:font-style="italic" officeooo:rsid="01551510" officeooo:paragraph-rsid="01551510" style:font-style-asian="italic" style:font-style-complex="italic"/>
    </style:style>
    <style:style style:name="P41" style:family="paragraph" style:parent-style-name="Text_20_body">
      <style:text-properties officeooo:rsid="00412fea" officeooo:paragraph-rsid="0042c570"/>
    </style:style>
    <style:style style:name="P42" style:family="paragraph" style:parent-style-name="Text_20_body">
      <style:text-properties fo:font-style="normal" officeooo:rsid="004d2e47" officeooo:paragraph-rsid="004d2e47" style:font-style-asian="normal" style:font-style-complex="normal"/>
    </style:style>
    <style:style style:name="P43" style:family="paragraph" style:parent-style-name="Text_20_body">
      <style:text-properties fo:color="#000000" loext:opacity="100%" fo:font-style="italic" officeooo:rsid="001135af" officeooo:paragraph-rsid="0062b1e6" style:font-style-asian="italic" style:font-style-complex="italic"/>
    </style:style>
    <style:style style:name="P44" style:family="paragraph" style:parent-style-name="Text_20_body">
      <style:text-properties fo:color="#000000" loext:opacity="100%" fo:font-style="italic" officeooo:rsid="001df446" officeooo:paragraph-rsid="0077928b" style:font-style-asian="italic" style:font-style-complex="italic"/>
    </style:style>
    <style:style style:name="P45" style:family="paragraph" style:parent-style-name="Text_20_body">
      <style:text-properties officeooo:rsid="0042c570" officeooo:paragraph-rsid="0042c570"/>
    </style:style>
    <style:style style:name="P46" style:family="paragraph" style:parent-style-name="Standard">
      <style:text-properties fo:color="#c9211e" loext:opacity="100%" officeooo:rsid="00d72cc6" officeooo:paragraph-rsid="000040ca"/>
    </style:style>
    <style:style style:name="P47" style:family="paragraph" style:parent-style-name="Text_20_body">
      <style:text-properties fo:color="#c9211e" loext:opacity="100%" officeooo:rsid="00dddd95" officeooo:paragraph-rsid="00db6cba"/>
    </style:style>
    <style:style style:name="P48" style:family="paragraph" style:parent-style-name="Text_20_body">
      <style:paragraph-properties fo:break-before="page"/>
      <style:text-properties fo:font-size="10pt" fo:font-style="italic" style:font-size-asian="10pt" style:font-style-asian="italic" style:font-size-complex="10pt" style:font-style-complex="italic"/>
    </style:style>
    <style:style style:name="P49" style:family="paragraph" style:parent-style-name="Text_20_body">
      <style:text-properties officeooo:rsid="01521075" officeooo:paragraph-rsid="01521075"/>
    </style:style>
    <style:style style:name="P50" style:family="paragraph" style:parent-style-name="Text_20_body">
      <style:text-properties officeooo:rsid="01537845" officeooo:paragraph-rsid="01537845"/>
    </style:style>
    <style:style style:name="P51" style:family="paragraph" style:parent-style-name="Text_20_body">
      <style:text-properties officeooo:rsid="015623d0" officeooo:paragraph-rsid="015623d0"/>
    </style:style>
    <style:style style:name="P52" style:family="paragraph" style:parent-style-name="Text_20_body">
      <style:text-properties officeooo:paragraph-rsid="01596b39"/>
    </style:style>
    <style:style style:name="P53" style:family="paragraph" style:parent-style-name="Text_20_body">
      <style:text-properties officeooo:rsid="015587a2" officeooo:paragraph-rsid="015587a2"/>
    </style:style>
    <style:style style:name="P54" style:family="paragraph" style:parent-style-name="Text_20_body">
      <style:text-properties officeooo:rsid="015bf6d2" officeooo:paragraph-rsid="015bf6d2"/>
    </style:style>
    <style:style style:name="P55" style:family="paragraph" style:parent-style-name="Text_20_body">
      <style:text-properties officeooo:paragraph-rsid="0062b1e6"/>
    </style:style>
    <style:style style:name="P56" style:family="paragraph" style:parent-style-name="Text_20_body">
      <style:text-properties officeooo:rsid="0033c8b7" officeooo:paragraph-rsid="0033c8b7"/>
    </style:style>
    <style:style style:name="P57" style:family="paragraph" style:parent-style-name="Text_20_body">
      <style:text-properties officeooo:rsid="015f350b" officeooo:paragraph-rsid="015f350b"/>
    </style:style>
    <style:style style:name="P58" style:family="paragraph" style:parent-style-name="Text_20_body">
      <style:text-properties officeooo:rsid="01652bf8" officeooo:paragraph-rsid="01652bf8"/>
    </style:style>
    <style:style style:name="P59" style:family="paragraph" style:parent-style-name="Text_20_body">
      <style:text-properties officeooo:rsid="0167b6a4" officeooo:paragraph-rsid="0167b6a4"/>
    </style:style>
    <style:style style:name="P60" style:family="paragraph" style:parent-style-name="Heading_20_1">
      <style:text-properties officeooo:paragraph-rsid="000040ca"/>
    </style:style>
    <style:style style:name="P61" style:family="paragraph" style:parent-style-name="Heading_20_3">
      <style:text-properties officeooo:paragraph-rsid="00d3f2de"/>
    </style:style>
    <style:style style:name="P62" style:family="paragraph" style:parent-style-name="Heading_20_3">
      <style:text-properties officeooo:paragraph-rsid="0026513b"/>
    </style:style>
    <style:style style:name="P63" style:family="paragraph" style:parent-style-name="Heading_20_3">
      <style:text-properties officeooo:paragraph-rsid="002d2ce5"/>
    </style:style>
    <style:style style:name="P64" style:family="paragraph" style:parent-style-name="Heading_20_3">
      <style:text-properties fo:font-style="normal" style:font-style-asian="normal" style:font-style-complex="normal"/>
    </style:style>
    <style:style style:name="P65" style:family="paragraph" style:parent-style-name="Heading_20_4">
      <style:text-properties officeooo:rsid="0001f9fe" officeooo:paragraph-rsid="015587a2"/>
    </style:style>
    <style:style style:name="P66" style:family="paragraph" style:parent-style-name="Heading_20_4">
      <style:text-properties fo:color="#000000" loext:opacity="100%" officeooo:paragraph-rsid="0062b1e6"/>
    </style:style>
    <style:style style:name="P67" style:family="paragraph" style:parent-style-name="Heading_20_4">
      <style:text-properties fo:color="#000000" loext:opacity="100%" fo:font-style="italic" officeooo:rsid="001135af" officeooo:paragraph-rsid="0062b1e6" style:font-style-asian="italic" style:font-style-complex="italic"/>
    </style:style>
    <style:style style:name="P68" style:family="paragraph" style:parent-style-name="Heading_20_4">
      <style:text-properties fo:font-style="italic" style:font-style-asian="italic" style:font-style-complex="italic"/>
    </style:style>
    <style:style style:name="P69" style:family="paragraph" style:parent-style-name="Text_20_body" style:list-style-name="L1">
      <style:text-properties fo:font-size="10pt" fo:font-style="italic" officeooo:rsid="00920999" officeooo:paragraph-rsid="0108f66a" style:font-size-asian="10pt" style:font-style-asian="italic" style:font-size-complex="10pt" style:font-style-complex="italic"/>
    </style:style>
    <style:style style:name="P70" style:family="paragraph" style:parent-style-name="Text_20_body" style:list-style-name="L1">
      <style:text-properties fo:font-size="10pt" fo:font-style="italic" officeooo:rsid="0045836a" officeooo:paragraph-rsid="0045836a" style:font-size-asian="10pt" style:font-style-asian="italic" style:font-size-complex="10pt" style:font-style-complex="italic"/>
    </style:style>
    <style:style style:name="P71" style:family="paragraph" style:parent-style-name="Text_20_body" style:list-style-name="L1">
      <style:text-properties fo:font-size="10pt" fo:font-style="italic" officeooo:rsid="0045836a" officeooo:paragraph-rsid="00470e68" style:font-size-asian="10pt" style:font-style-asian="italic" style:font-size-complex="10pt" style:font-style-complex="italic"/>
    </style:style>
    <style:style style:name="P72" style:family="paragraph" style:parent-style-name="Text_20_body" style:list-style-name="L1">
      <style:text-properties fo:font-size="10pt" fo:font-style="italic" officeooo:rsid="0054b3db" officeooo:paragraph-rsid="0054b3db" style:font-size-asian="10pt" style:font-style-asian="italic" style:font-size-complex="10pt" style:font-style-complex="italic"/>
    </style:style>
    <style:style style:name="P73" style:family="paragraph" style:parent-style-name="Text_20_body" style:list-style-name="L1">
      <style:text-properties fo:font-size="10pt" fo:font-style="italic" officeooo:rsid="005568e7" officeooo:paragraph-rsid="005568e7" style:font-size-asian="10pt" style:font-style-asian="italic" style:font-size-complex="10pt" style:font-style-complex="italic"/>
    </style:style>
    <style:style style:name="P74" style:family="paragraph" style:parent-style-name="Text_20_body" style:list-style-name="L1">
      <style:text-properties fo:font-size="10pt" fo:font-style="italic" officeooo:rsid="0058298d" officeooo:paragraph-rsid="0058298d" style:font-size-asian="10pt" style:font-style-asian="italic" style:font-size-complex="10pt" style:font-style-complex="italic"/>
    </style:style>
    <style:style style:name="P75" style:family="paragraph" style:parent-style-name="Text_20_body" style:list-style-name="L1">
      <style:text-properties fo:font-size="10pt" fo:font-style="italic" officeooo:rsid="005ac26d" officeooo:paragraph-rsid="005ac26d" style:font-size-asian="10pt" style:font-style-asian="italic" style:font-size-complex="10pt" style:font-style-complex="italic"/>
    </style:style>
    <style:style style:name="P76" style:family="paragraph" style:parent-style-name="Text_20_body" style:list-style-name="L1">
      <style:text-properties fo:font-size="10pt" fo:font-style="italic" officeooo:rsid="00e7848c" officeooo:paragraph-rsid="00e7848c" style:font-size-asian="10pt" style:font-style-asian="italic" style:font-size-complex="10pt" style:font-style-complex="italic"/>
    </style:style>
    <style:style style:name="P77" style:family="paragraph" style:parent-style-name="Text_20_body" style:list-style-name="L1">
      <style:text-properties fo:font-size="10pt" fo:font-style="italic" officeooo:rsid="01263a55" officeooo:paragraph-rsid="01263a55" style:font-size-asian="10pt" style:font-style-asian="italic" style:font-size-complex="10pt" style:font-style-complex="italic"/>
    </style:style>
    <style:style style:name="P78" style:family="paragraph" style:parent-style-name="Text_20_body" style:list-style-name="L1">
      <style:text-properties fo:font-size="10pt" fo:font-style="italic" officeooo:rsid="01271b56" officeooo:paragraph-rsid="01271b56" style:font-size-asian="10pt" style:font-style-asian="italic" style:font-size-complex="10pt" style:font-style-complex="italic"/>
    </style:style>
    <style:style style:name="P79" style:family="paragraph" style:parent-style-name="Text_20_body" style:list-style-name="L1">
      <style:text-properties fo:font-size="10pt" fo:font-style="italic" fo:font-weight="bold" officeooo:rsid="0054b3db" officeooo:paragraph-rsid="0054b3db" style:font-size-asian="10pt" style:font-style-asian="italic" style:font-weight-asian="bold" style:font-size-complex="10pt" style:font-style-complex="italic" style:font-weight-complex="bold"/>
    </style:style>
    <style:style style:name="P80" style:family="paragraph" style:parent-style-name="Text_20_body" style:list-style-name="L1">
      <style:text-properties fo:font-size="10pt" fo:font-style="italic" fo:font-weight="bold" officeooo:rsid="0150d064" officeooo:paragraph-rsid="0150d064" style:font-size-asian="10pt" style:font-style-asian="italic" style:font-weight-asian="bold" style:font-size-complex="10pt" style:font-style-complex="italic" style:font-weight-complex="bold"/>
    </style:style>
    <style:style style:name="P81" style:family="paragraph" style:parent-style-name="Text_20_body" style:list-style-name="L1">
      <style:text-properties fo:color="#000000" loext:opacity="100%" fo:font-size="10pt" fo:font-style="italic" officeooo:rsid="00e7848c" officeooo:paragraph-rsid="00e7848c" style:font-size-asian="10pt" style:font-style-asian="italic" style:font-size-complex="10pt" style:font-style-complex="italic"/>
    </style:style>
    <style:style style:name="P82" style:family="paragraph" style:parent-style-name="Text_20_body" style:list-style-name="L2">
      <style:text-properties fo:color="#3465a4" loext:opacity="100%" fo:font-style="italic" officeooo:rsid="01596b39" officeooo:paragraph-rsid="01596b39" style:font-style-asian="italic" style:font-style-complex="italic"/>
    </style:style>
    <style:style style:name="P83" style:family="paragraph" style:parent-style-name="Text_20_body" style:list-style-name="L3">
      <style:text-properties fo:color="#3465a4" loext:opacity="100%" fo:font-style="italic" officeooo:rsid="01596b39" officeooo:paragraph-rsid="01596b39" style:font-style-asian="italic" style:font-style-complex="italic"/>
    </style:style>
    <style:style style:name="P84" style:family="paragraph" style:parent-style-name="Text_20_body" style:list-style-name="L4">
      <style:text-properties fo:color="#3465a4" loext:opacity="100%" fo:font-style="italic" officeooo:rsid="01596b39" officeooo:paragraph-rsid="01596b39" style:font-style-asian="italic" style:font-style-complex="italic"/>
    </style:style>
    <style:style style:name="P85" style:family="paragraph" style:parent-style-name="Text_20_body" style:list-style-name="L5">
      <style:text-properties fo:color="#3465a4" loext:opacity="100%" fo:font-style="italic" officeooo:rsid="01596b39" officeooo:paragraph-rsid="01596b39" style:font-style-asian="italic" style:font-style-complex="italic"/>
    </style:style>
    <style:style style:name="P86" style:family="paragraph" style:parent-style-name="Text_20_body" style:list-style-name="L6">
      <style:text-properties fo:color="#3465a4" loext:opacity="100%" fo:font-style="italic" officeooo:rsid="0159ee39" officeooo:paragraph-rsid="0159ee39" style:font-style-asian="italic" style:font-style-complex="italic"/>
    </style:style>
    <style:style style:name="P87" style:family="paragraph" style:parent-style-name="Text_20_body">
      <style:text-properties fo:color="#3465a4" loext:opacity="100%" fo:font-style="italic" officeooo:rsid="0040f60b" officeooo:paragraph-rsid="01383acb" style:font-style-asian="italic" style:font-style-complex="italic"/>
    </style:style>
    <style:style style:name="P88" style:family="paragraph" style:parent-style-name="Text_20_body">
      <style:text-properties officeooo:rsid="0172c656" officeooo:paragraph-rsid="0172c656"/>
    </style:style>
    <style:style style:name="T1" style:family="text">
      <style:text-properties officeooo:rsid="000040ca"/>
    </style:style>
    <style:style style:name="T2" style:family="text">
      <style:text-properties style:font-name="Liberation Sans" fo:font-size="18.2000007629395pt" fo:font-weight="bold" officeooo:rsid="000040ca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0648fd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320829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5" style:family="text">
      <style:text-properties style:font-name="Liberation Sans" fo:font-size="18.2000007629395pt" fo:font-weight="bold" officeooo:rsid="005bc755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90a755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7" style:family="text">
      <style:text-properties style:font-name="Liberation Sans" fo:font-size="14.1000003814697pt" fo:font-weight="bold" officeooo:rsid="000648fd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T8" style:family="text">
      <style:text-properties style:font-name="Liberation Sans" fo:font-size="14.1000003814697pt" fo:font-weight="bold" officeooo:rsid="001135af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T9" style:family="text">
      <style:text-properties style:font-name="Liberation Sans" fo:font-size="14.1000003814697pt" fo:font-weight="bold" officeooo:rsid="002d2ce5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T10" style:family="text">
      <style:text-properties style:font-name="Liberation Sans" fo:font-size="14.1000003814697pt" fo:font-weight="bold" officeooo:rsid="00fde161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T11" style:family="text">
      <style:text-properties officeooo:rsid="0001f9fe"/>
    </style:style>
    <style:style style:name="T12" style:family="text">
      <style:text-properties officeooo:rsid="0003e129"/>
    </style:style>
    <style:style style:name="T13" style:family="text">
      <style:text-properties officeooo:rsid="000648fd"/>
    </style:style>
    <style:style style:name="T14" style:family="text">
      <style:text-properties officeooo:rsid="0006b88b"/>
    </style:style>
    <style:style style:name="T15" style:family="text">
      <style:text-properties officeooo:rsid="0008629d"/>
    </style:style>
    <style:style style:name="T16" style:family="text">
      <style:text-properties officeooo:rsid="000932d3"/>
    </style:style>
    <style:style style:name="T17" style:family="text">
      <style:text-properties officeooo:rsid="000afe38"/>
    </style:style>
    <style:style style:name="T18" style:family="text">
      <style:text-properties officeooo:rsid="000dd980"/>
    </style:style>
    <style:style style:name="T19" style:family="text">
      <style:text-properties officeooo:rsid="000faced"/>
    </style:style>
    <style:style style:name="T20" style:family="text">
      <style:text-properties officeooo:rsid="001135af"/>
    </style:style>
    <style:style style:name="T21" style:family="text">
      <style:text-properties officeooo:rsid="00119be4"/>
    </style:style>
    <style:style style:name="T22" style:family="text">
      <style:text-properties officeooo:rsid="0012b13a"/>
    </style:style>
    <style:style style:name="T23" style:family="text">
      <style:text-properties officeooo:rsid="0013a61a"/>
    </style:style>
    <style:style style:name="T24" style:family="text">
      <style:text-properties officeooo:rsid="0014f80b"/>
    </style:style>
    <style:style style:name="T25" style:family="text">
      <style:text-properties officeooo:rsid="0017fd89"/>
    </style:style>
    <style:style style:name="T26" style:family="text">
      <style:text-properties officeooo:rsid="0018debb"/>
    </style:style>
    <style:style style:name="T27" style:family="text">
      <style:text-properties officeooo:rsid="001a0c69"/>
    </style:style>
    <style:style style:name="T28" style:family="text">
      <style:text-properties officeooo:rsid="00262e09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42c570" style:font-style-asian="italic" style:font-style-complex="italic"/>
    </style:style>
    <style:style style:name="T31" style:family="text">
      <style:text-properties fo:font-style="italic" officeooo:rsid="004c10e6" style:font-style-asian="italic" style:font-style-complex="italic"/>
    </style:style>
    <style:style style:name="T32" style:family="text">
      <style:text-properties fo:font-style="italic" officeooo:rsid="0053f0c7" style:font-style-asian="italic" style:font-style-complex="italic"/>
    </style:style>
    <style:style style:name="T33" style:family="text">
      <style:text-properties fo:font-style="italic" officeooo:rsid="0051dbea" style:font-style-asian="italic" style:font-style-complex="italic"/>
    </style:style>
    <style:style style:name="T34" style:family="text">
      <style:text-properties fo:font-style="italic" officeooo:rsid="004f2055" style:font-style-asian="italic" style:font-style-complex="italic"/>
    </style:style>
    <style:style style:name="T35" style:family="text">
      <style:text-properties fo:font-style="italic" officeooo:rsid="00877825" style:font-style-asian="italic" style:font-style-complex="italic"/>
    </style:style>
    <style:style style:name="T36" style:family="text">
      <style:text-properties fo:font-style="italic" officeooo:rsid="008cfaca" style:font-style-asian="italic" style:font-style-complex="italic"/>
    </style:style>
    <style:style style:name="T37" style:family="text">
      <style:text-properties fo:font-style="italic" officeooo:rsid="00994609" style:font-style-asian="italic" style:font-style-complex="italic"/>
    </style:style>
    <style:style style:name="T38" style:family="text">
      <style:text-properties fo:font-style="italic" officeooo:rsid="011478ab" style:font-style-asian="italic" style:font-style-complex="italic"/>
    </style:style>
    <style:style style:name="T39" style:family="text">
      <style:text-properties fo:font-style="italic" officeooo:rsid="011810ac" style:font-style-asian="italic" style:font-style-complex="italic"/>
    </style:style>
    <style:style style:name="T40" style:family="text">
      <style:text-properties fo:font-style="italic" officeooo:rsid="0139bcea" style:font-style-asian="italic" style:font-style-complex="italic"/>
    </style:style>
    <style:style style:name="T4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3" style:family="text">
      <style:text-properties officeooo:rsid="0028c252"/>
    </style:style>
    <style:style style:name="T44" style:family="text">
      <style:text-properties officeooo:rsid="002d2ce5"/>
    </style:style>
    <style:style style:name="T45" style:family="text">
      <style:text-properties officeooo:rsid="003483c1"/>
    </style:style>
    <style:style style:name="T46" style:family="text">
      <style:text-properties officeooo:rsid="003558ae"/>
    </style:style>
    <style:style style:name="T47" style:family="text">
      <style:text-properties officeooo:rsid="00366e5a"/>
    </style:style>
    <style:style style:name="T48" style:family="text">
      <style:text-properties officeooo:rsid="0038dead"/>
    </style:style>
    <style:style style:name="T49" style:family="text">
      <style:text-properties officeooo:rsid="003945ed"/>
    </style:style>
    <style:style style:name="T50" style:family="text">
      <style:text-properties officeooo:rsid="0039fb76"/>
    </style:style>
    <style:style style:name="T51" style:family="text">
      <style:text-properties officeooo:rsid="003bce1c"/>
    </style:style>
    <style:style style:name="T52" style:family="text">
      <style:text-properties officeooo:rsid="003d9314"/>
    </style:style>
    <style:style style:name="T53" style:family="text">
      <style:text-properties officeooo:rsid="00412fea"/>
    </style:style>
    <style:style style:name="T54" style:family="text">
      <style:text-properties officeooo:rsid="0042c570"/>
    </style:style>
    <style:style style:name="T55" style:family="text">
      <style:text-properties officeooo:rsid="004d2e47"/>
    </style:style>
    <style:style style:name="T56" style:family="text">
      <style:text-properties officeooo:rsid="0053f0c7"/>
    </style:style>
    <style:style style:name="T57" style:family="text">
      <style:text-properties officeooo:rsid="0055836c"/>
    </style:style>
    <style:style style:name="T58" style:family="text">
      <style:text-properties officeooo:rsid="0056c364"/>
    </style:style>
    <style:style style:name="T59" style:family="text">
      <style:text-properties officeooo:rsid="005d6108"/>
    </style:style>
    <style:style style:name="T60" style:family="text">
      <style:text-properties officeooo:rsid="005f5200"/>
    </style:style>
    <style:style style:name="T61" style:family="text">
      <style:text-properties officeooo:rsid="0062b1e6"/>
    </style:style>
    <style:style style:name="T62" style:family="text">
      <style:text-properties officeooo:rsid="0068e1d7"/>
    </style:style>
    <style:style style:name="T63" style:family="text">
      <style:text-properties officeooo:rsid="006b2838"/>
    </style:style>
    <style:style style:name="T64" style:family="text">
      <style:text-properties officeooo:rsid="006ca7d9"/>
    </style:style>
    <style:style style:name="T65" style:family="text">
      <style:text-properties officeooo:rsid="006d059f"/>
    </style:style>
    <style:style style:name="T66" style:family="text">
      <style:text-properties officeooo:rsid="006df672"/>
    </style:style>
    <style:style style:name="T67" style:family="text">
      <style:text-properties officeooo:rsid="006e8d71"/>
    </style:style>
    <style:style style:name="T68" style:family="text">
      <style:text-properties officeooo:rsid="0072d083"/>
    </style:style>
    <style:style style:name="T69" style:family="text">
      <style:text-properties officeooo:rsid="0073ac3f"/>
    </style:style>
    <style:style style:name="T70" style:family="text">
      <style:text-properties officeooo:rsid="0074f30e"/>
    </style:style>
    <style:style style:name="T71" style:family="text">
      <style:text-properties officeooo:rsid="007753b0"/>
    </style:style>
    <style:style style:name="T72" style:family="text">
      <style:text-properties officeooo:rsid="007e6952"/>
    </style:style>
    <style:style style:name="T73" style:family="text">
      <style:text-properties officeooo:rsid="0081a815"/>
    </style:style>
    <style:style style:name="T74" style:family="text">
      <style:text-properties officeooo:rsid="0086da0d"/>
    </style:style>
    <style:style style:name="T75" style:family="text">
      <style:text-properties officeooo:rsid="00880949"/>
    </style:style>
    <style:style style:name="T76" style:family="text">
      <style:text-properties officeooo:rsid="008b9c60"/>
    </style:style>
    <style:style style:name="T77" style:family="text">
      <style:text-properties officeooo:rsid="008c0841"/>
    </style:style>
    <style:style style:name="T78" style:family="text">
      <style:text-properties officeooo:rsid="0090a6d7"/>
    </style:style>
    <style:style style:name="T79" style:family="text">
      <style:text-properties officeooo:rsid="0090a755"/>
    </style:style>
    <style:style style:name="T80" style:family="text">
      <style:text-properties style:text-underline-style="solid" style:text-underline-width="auto" style:text-underline-color="font-color"/>
    </style:style>
    <style:style style:name="T81" style:family="text">
      <style:text-properties style:text-underline-style="solid" style:text-underline-width="auto" style:text-underline-color="font-color" officeooo:rsid="00b59b52"/>
    </style:style>
    <style:style style:name="T82" style:family="text">
      <style:text-properties officeooo:rsid="0095e4f4"/>
    </style:style>
    <style:style style:name="T83" style:family="text">
      <style:text-properties officeooo:rsid="0096e007"/>
    </style:style>
    <style:style style:name="T84" style:family="text">
      <style:text-properties officeooo:rsid="00a01829"/>
    </style:style>
    <style:style style:name="T85" style:family="text">
      <style:text-properties officeooo:rsid="00a7a31e"/>
    </style:style>
    <style:style style:name="T86" style:family="text">
      <style:text-properties officeooo:rsid="00a8d5ee"/>
    </style:style>
    <style:style style:name="T87" style:family="text">
      <style:text-properties fo:font-weight="bold" officeooo:rsid="00262e09" style:font-weight-asian="bold" style:font-weight-complex="bold"/>
    </style:style>
    <style:style style:name="T88" style:family="text">
      <style:text-properties officeooo:rsid="00aff004"/>
    </style:style>
    <style:style style:name="T89" style:family="text">
      <style:text-properties officeooo:rsid="00b1ba43"/>
    </style:style>
    <style:style style:name="T90" style:family="text">
      <style:text-properties officeooo:rsid="00b279ba"/>
    </style:style>
    <style:style style:name="T91" style:family="text">
      <style:text-properties fo:color="#c9211e" loext:opacity="100%" officeooo:rsid="00d3f2de"/>
    </style:style>
    <style:style style:name="T92" style:family="text">
      <style:text-properties officeooo:rsid="00b59b52"/>
    </style:style>
    <style:style style:name="T93" style:family="text">
      <style:text-properties officeooo:rsid="00b6a891"/>
    </style:style>
    <style:style style:name="T94" style:family="text">
      <style:text-properties officeooo:rsid="00b7cce5"/>
    </style:style>
    <style:style style:name="T95" style:family="text">
      <style:text-properties officeooo:rsid="00bb5ae6"/>
    </style:style>
    <style:style style:name="T96" style:family="text">
      <style:text-properties officeooo:rsid="00d195ba"/>
    </style:style>
    <style:style style:name="T97" style:family="text">
      <style:text-properties officeooo:rsid="00d3f2de"/>
    </style:style>
    <style:style style:name="T98" style:family="text">
      <style:text-properties officeooo:rsid="00e44fd2"/>
    </style:style>
    <style:style style:name="T99" style:family="text">
      <style:text-properties officeooo:rsid="00e5280f"/>
    </style:style>
    <style:style style:name="T100" style:family="text">
      <style:text-properties officeooo:rsid="00e616f3"/>
    </style:style>
    <style:style style:name="T101" style:family="text">
      <style:text-properties fo:color="#000000" loext:opacity="100%"/>
    </style:style>
    <style:style style:name="T102" style:family="text">
      <style:text-properties fo:color="#000000" loext:opacity="100%" officeooo:rsid="0039fb76"/>
    </style:style>
    <style:style style:name="T103" style:family="text">
      <style:text-properties fo:color="#000000" loext:opacity="100%" officeooo:rsid="003bce1c"/>
    </style:style>
    <style:style style:name="T104" style:family="text">
      <style:text-properties fo:color="#000000" loext:opacity="100%" officeooo:rsid="00ed6e58"/>
    </style:style>
    <style:style style:name="T105" style:family="text">
      <style:text-properties fo:color="#000000" loext:opacity="100%" officeooo:rsid="0128ed3e"/>
    </style:style>
    <style:style style:name="T106" style:family="text">
      <style:text-properties fo:color="#000000" loext:opacity="100%" officeooo:rsid="013f553f"/>
    </style:style>
    <style:style style:name="T107" style:family="text">
      <style:text-properties fo:color="#000000" loext:opacity="100%" officeooo:rsid="01414212"/>
    </style:style>
    <style:style style:name="T108" style:family="text">
      <style:text-properties officeooo:rsid="0040f60b"/>
    </style:style>
    <style:style style:name="T109" style:family="text">
      <style:text-properties officeooo:rsid="00e8d77f"/>
    </style:style>
    <style:style style:name="T110" style:family="text">
      <style:text-properties officeooo:rsid="00ed5930"/>
    </style:style>
    <style:style style:name="T111" style:family="text">
      <style:text-properties officeooo:rsid="00ef1181"/>
    </style:style>
    <style:style style:name="T112" style:family="text">
      <style:text-properties officeooo:rsid="00f24046"/>
    </style:style>
    <style:style style:name="T113" style:family="text">
      <style:text-properties officeooo:rsid="00fc086a"/>
    </style:style>
    <style:style style:name="T114" style:family="text">
      <style:text-properties officeooo:rsid="00fde161"/>
    </style:style>
    <style:style style:name="T115" style:family="text">
      <style:text-properties officeooo:rsid="01034990"/>
    </style:style>
    <style:style style:name="T116" style:family="text">
      <style:text-properties officeooo:rsid="010743ec"/>
    </style:style>
    <style:style style:name="T117" style:family="text">
      <style:text-properties officeooo:rsid="01075d79"/>
    </style:style>
    <style:style style:name="T118" style:family="text">
      <style:text-properties officeooo:rsid="0112de0f"/>
    </style:style>
    <style:style style:name="T119" style:family="text">
      <style:text-properties officeooo:rsid="01262c49"/>
    </style:style>
    <style:style style:name="T120" style:family="text">
      <style:text-properties officeooo:rsid="0115caf0"/>
    </style:style>
    <style:style style:name="T121" style:family="text">
      <style:text-properties officeooo:rsid="01179a40"/>
    </style:style>
    <style:style style:name="T122" style:family="text">
      <style:text-properties officeooo:rsid="011bc927"/>
    </style:style>
    <style:style style:name="T123" style:family="text">
      <style:text-properties officeooo:rsid="011e448f"/>
    </style:style>
    <style:style style:name="T124" style:family="text">
      <style:text-properties officeooo:rsid="011e6f05"/>
    </style:style>
    <style:style style:name="T125" style:family="text">
      <style:text-properties officeooo:rsid="0125c2b4"/>
    </style:style>
    <style:style style:name="T126" style:family="text">
      <style:text-properties officeooo:rsid="012b4453"/>
    </style:style>
    <style:style style:name="T127" style:family="text">
      <style:text-properties officeooo:rsid="0134a4eb"/>
    </style:style>
    <style:style style:name="T128" style:family="text">
      <style:text-properties officeooo:rsid="01357816"/>
    </style:style>
    <style:style style:name="T129" style:family="text">
      <style:text-properties fo:color="#3465a4" loext:opacity="100%"/>
    </style:style>
    <style:style style:name="T130" style:family="text">
      <style:text-properties fo:color="#3465a4" loext:opacity="100%" officeooo:rsid="0135cc07"/>
    </style:style>
    <style:style style:name="T131" style:family="text">
      <style:text-properties fo:color="#3465a4" loext:opacity="100%" officeooo:rsid="007afa97"/>
    </style:style>
    <style:style style:name="T132" style:family="text">
      <style:text-properties fo:color="#3465a4" loext:opacity="100%" fo:font-style="italic" style:font-style-asian="italic" style:font-style-complex="italic"/>
    </style:style>
    <style:style style:name="T133" style:family="text">
      <style:text-properties fo:color="#3465a4" loext:opacity="100%" fo:font-style="italic" officeooo:rsid="0090a755" style:font-style-asian="italic" style:font-style-complex="italic"/>
    </style:style>
    <style:style style:name="T134" style:family="text">
      <style:text-properties fo:color="#3465a4" loext:opacity="100%" fo:font-style="italic" officeooo:rsid="0006804f" style:font-style-asian="italic" style:font-style-complex="italic"/>
    </style:style>
    <style:style style:name="T135" style:family="text">
      <style:text-properties fo:color="#3465a4" loext:opacity="100%" fo:font-style="italic" officeooo:rsid="0121cc97" style:font-style-asian="italic" style:font-style-complex="italic"/>
    </style:style>
    <style:style style:name="T136" style:family="text">
      <style:text-properties fo:color="#3465a4" loext:opacity="100%" fo:font-style="italic" officeooo:rsid="000040ca" style:font-style-asian="italic" style:font-style-complex="italic"/>
    </style:style>
    <style:style style:name="T137" style:family="text">
      <style:text-properties fo:color="#3465a4" loext:opacity="100%" fo:font-style="italic" officeooo:rsid="003483c1" style:font-style-asian="italic" style:font-style-complex="italic"/>
    </style:style>
    <style:style style:name="T138" style:family="text">
      <style:text-properties officeooo:rsid="0136a92c"/>
    </style:style>
    <style:style style:name="T139" style:family="text">
      <style:text-properties officeooo:rsid="01383acb"/>
    </style:style>
    <style:style style:name="T140" style:family="text">
      <style:text-properties officeooo:rsid="013a46eb"/>
    </style:style>
    <style:style style:name="T141" style:family="text">
      <style:text-properties officeooo:rsid="01551510"/>
    </style:style>
    <style:style style:name="T142" style:family="text">
      <style:text-properties officeooo:rsid="015587a2"/>
    </style:style>
    <style:style style:name="T143" style:family="text">
      <style:text-properties officeooo:rsid="01596b39"/>
    </style:style>
    <style:style style:name="T144" style:family="text">
      <style:text-properties officeooo:rsid="015a4443"/>
    </style:style>
    <style:style style:name="T145" style:family="text">
      <style:text-properties officeooo:rsid="015bf6d2"/>
    </style:style>
    <style:style style:name="T146" style:family="text">
      <style:text-properties officeooo:rsid="0161250b"/>
    </style:style>
    <style:style style:name="T147" style:family="text">
      <style:text-properties officeooo:rsid="016709ca"/>
    </style:style>
    <style:style style:name="T148" style:family="text">
      <style:text-properties officeooo:rsid="0167a0ce"/>
    </style:style>
    <style:style style:name="T149" style:family="text">
      <style:text-properties officeooo:rsid="01699e79"/>
    </style:style>
    <style:style style:name="T150" style:family="text">
      <style:text-properties officeooo:rsid="016a2b35"/>
    </style:style>
    <style:style style:name="T151" style:family="text">
      <style:text-properties officeooo:rsid="016dca34"/>
    </style:style>
    <style:style style:name="T152" style:family="text">
      <style:text-properties officeooo:rsid="016ed7fc"/>
    </style:style>
    <style:style style:name="T153" style:family="text">
      <style:text-properties officeooo:rsid="0170961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rotokoll Benotung</text:p>
      <text:p text:style-name="P2">[<text:span text:style-name="T143">Schach</text:span>]</text:p>
      <text:p text:style-name="P1"/>
      <text:p text:style-name="P1">Name: [<text:span text:style-name="T143">Fuchs</text:span>, <text:span text:style-name="T143">Jannis</text:span>]<text:line-break/>Martrikelnummer: [<text:span text:style-name="T143">7756017</text:span>]</text:p>
      <text:p text:style-name="P1"/>
      <text:p text:style-name="P1"/>
      <text:p text:style-name="P4">Abgabedatum: [<text:span text:style-name="T145">04.05.2024</text:span>]</text:p>
      <text:p text:style-name="P46"/>
      <text:p text:style-name="P47"/>
      <text:p text:style-name="P48">Allgemeine Anmerkungen: </text:p>
      <text:list text:style-name="L1">
        <text:list-item>
          <text:p text:style-name="P69">Gesamt-Punktzahl: 60P <text:span text:style-name="T96">(</text:span>zum Bestehen mit 4,0 werden 30P benötigt<text:span text:style-name="T96">)</text:span></text:p>
        </text:list-item>
        <text:list-item>
          <text:p text:style-name="P70">die Beispiele sollten wenn möglich vom aktuellen Stand genommen werden</text:p>
          <text:list>
            <text:list-item>
              <text:p text:style-name="P71">finden sich dort keine entsprechenden Beispiele, dürfen auch ältere Commits unter Verweis auf den Commit verwendet werden</text:p>
            </text:list-item>
          </text:list>
        </text:list-item>
        <text:list-item>
          <text:p text:style-name="P72">falls verlangte Negativ-Beispiele nicht vorhanden sind, müssen entsprechend mehr Positiv-Beispiele gebracht werden</text:p>
          <text:list>
            <text:list-item>
              <text:p text:style-name="P79">Achtung: werden im Code entsprechende Negativ-Beispiele gefunden, <text:span text:style-name="T57">gibt es keine Punkte für die zusätzlichen Positiv-Beispiele </text:span><text:span text:style-name="T98">sondern 0,5P Abzug für das fehlende Negativ-Beispiel</text:span></text:p>
              <text:list>
                <text:list-item>
                  <text:p text:style-name="P80">maybe Codeduplikaton</text:p>
                </text:list-item>
              </text:list>
            </text:list-item>
            <text:list-item>
              <text:p text:style-name="P73">Beispiel</text:p>
              <text:list>
                <text:list-item>
                  <text:p text:style-name="P73">“Nennen Sie jeweils eine Klasse, die das SRP einhält bzw. <text:span text:style-name="T84">v</text:span>erletzt.” <text:span text:style-name="T58">(2P)</text:span></text:p>
                  <text:list>
                    <text:list-item>
                      <text:p text:style-name="P73">Antwort: Es gibt keine Klasse, die SRP verletzt, daher hier 2 Klassen, die SRP einhalten: [Klasse 1], [Klasse 2]</text:p>
                    </text:list-item>
                    <text:list-item>
                      <text:p text:style-name="P74">Bewertung: falls im Code tatsächlich keine Klasse das SRP verletzt: 2P <text:s/>ODER falls im Code mind. eine Klasse SRP verletzt: <text:span text:style-name="T122">0,5</text:span>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5">verlangte Positiv-Beispiele müssen gebracht werden – <text:span text:style-name="T111">im Zweifel müssen sie extra </text:span><text:span text:style-name="T123">(und sinnvoll)</text:span><text:span text:style-name="T111"> für die Lösung der Aufgabe implementiert werden</text:span></text:p>
        </text:list-item>
        <text:list-item>
          <text:p text:style-name="P76">die Aufgaben sind von vorne herein bekannt und müssen wie gefordert gelöst werden – <text:span text:style-name="T110">z.B. ist es k</text:span>eine Lösung, dass es das nicht im Code gibt </text:p>
          <text:list>
            <text:list-item>
              <text:p text:style-name="P76">Beispiel 1</text:p>
              <text:list>
                <text:list-item>
                  <text:p text:style-name="P76">Aufgabe: <text:span text:style-name="T101"><text:s/></text:span><text:span text:style-name="T102">Analyse und Begründung des Einsatzes von 2 </text:span><text:span text:style-name="T103">Fake/Mock-Objekten</text:span></text:p>
                </text:list-item>
                <text:list-item>
                  <text:p text:style-name="P81"><text:span text:style-name="T51">A</text:span>ntwort: Es wurden keine Fake/Mock-Objekte gebraucht.</text:p>
                </text:list-item>
                <text:list-item>
                  <text:p text:style-name="P81">Punkte: 0<text:span text:style-name="T109">P</text:span></text:p>
                </text:list-item>
              </text:list>
            </text:list-item>
            <text:list-item>
              <text:p text:style-name="P81">Beispiel 2</text:p>
              <text:list>
                <text:list-item>
                  <text:p text:style-name="P81">Aufgabe: <text:s/><text:span text:style-name="T108">UML, Beschreibung und Begründung des Einsatzes eines Repositories</text:span></text:p>
                </text:list-item>
                <text:list-item>
                  <text:p text:style-name="P81">Antwort: Die Applikation enthält kein Repository, <text:span text:style-name="T124">weil XYZ.</text:span></text:p>
                </text:list-item>
                <text:list-item>
                  <text:p text:style-name="P81">Punkte</text:p>
                  <text:list>
                    <text:list-item>
                      <text:p text:style-name="P81">falls (was quasi nie vorkommt) die Fachlichkeit tatsächlich kein Repository hergibt: volle Punktzahl</text:p>
                    </text:list-item>
                    <text:list-item>
                      <text:p text:style-name="P81">falls die Fachlichkeit in irgendeiner Form ein Repository hergibt (auch wenn es nicht implementiert wurde): 0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7"><text:span text:style-name="T101">bei </text:span><text:span text:style-name="T104">A</text:span><text:span text:style-name="T101">ufgaben, die Klasse(n) oder Code-Beispiel(e) fordern, m</text:span><text:span text:style-name="T106">üs</text:span><text:span text:style-name="T101">s</text:span><text:span text:style-name="T106">en</text:span><text:span text:style-name="T101"> in der mündlichen Vorstellung die entsprechenden Code-Stellen gezeigt werden (in der IDE oder auf einer Folie – </text:span><text:span text:style-name="T107">in jedem Fall mit Syntax-Highlighting</text:span><text:span text:style-name="T101">)</text:span></text:p>
        </text:list-item>
        <text:list-item>
          <text:p text:style-name="P78"><text:span text:style-name="T101">bei Aufgaben, die UML fordern, muss in der mündlichen Vorstellung das UML gezeigt werden </text:span><text:span text:style-name="T105">(auf einer Folie oder (schnell und mit korrekter Syntax) an der Tafel/Whiteboard)</text:span></text:p>
        </text:list-item>
      </text:list>
      <text:h text:style-name="P60" text:outline-level="1" text:is-list-header="true"><text:soft-page-break/><text:span text:style-name="T6">Einführung</text:span> <text:s/><text:span text:style-name="T1">(</text:span><text:span text:style-name="T79">4</text:span><text:span text:style-name="T1">P)</text:span></text:h>
      <text:h text:style-name="Heading_20_3" text:outline-level="3">Übersicht über die Applikation (1P)</text:h>
      <text:p text:style-name="P19"><text:span text:style-name="T1">[Was macht die Applikation? Wie funktioniert sie? Welches Problem löst sie/welchen Zweck hat sie?</text:span><text:span text:style-name="T79">]</text:span></text:p>
      <text:p text:style-name="P20">Schachspiel :</text:p>
      <text:list text:style-name="L2">
        <text:list-item>
          <text:p text:style-name="P82">beliebige Startposition in FEN-Notation → mögliches Durchgehen aller möglichen Postionen</text:p>
        </text:list-item>
        <text:list-item>
          <text:p text:style-name="P82">Eingabe von Zügen mittels algebraischer Notation, da Eingabe nur über Konsole</text:p>
        </text:list-item>
      </text:list>
      <text:h text:style-name="Heading_20_3" text:outline-level="3"><text:span text:style-name="T88">Starten der </text:span><text:span text:style-name="T89">Applikation</text:span> (1P)</text:h>
      <text:p text:style-name="P52"><text:span text:style-name="T133">[</text:span><text:span text:style-name="T134">Wie startet man </text:span><text:span text:style-name="T133">die Applikation</text:span><text:span text:style-name="T134">? </text:span><text:span text:style-name="T133">Was für Voraussetzungen werden benötigt? </text:span><text:span text:style-name="T135">Demonstration des Vorgangs und 1 – 2 Usecases zeigen</text:span><text:span text:style-name="T136">]</text:span></text:p>
      <text:p text:style-name="P20">source-code : </text:p>
      <text:list xml:id="list2306183703" text:style-name="L3">
        <text:list-item>
          <text:p text:style-name="P83">gradle run,</text:p>
        </text:list-item>
        <text:list-item>
          <text:p text:style-name="P83">voraussetzung : Gradle java</text:p>
        </text:list-item>
      </text:list>
      <text:p text:style-name="P20">Jar-File </text:p>
      <text:list text:style-name="L4">
        <text:list-item>
          <text:p text:style-name="P84">java -jar</text:p>
        </text:list-item>
      </text:list>
      <text:list text:continue-list="list2306183703" text:style-name="L3">
        <text:list-item>
          <text:p text:style-name="P83">voraussetzung JRE</text:p>
        </text:list-item>
      </text:list>
      <text:p text:style-name="P20">Use-Cases :</text:p>
      <text:list text:style-name="L5">
        <text:list-item>
          <text:p text:style-name="P85">Startposition (Spiel mit Stockfish vorbereiten)</text:p>
        </text:list-item>
        <text:list-item>
          <text:p text:style-name="P85">Puzzle</text:p>
        </text:list-item>
      </text:list>
      <text:h text:style-name="Heading_20_3" text:outline-level="3">Technischer Überblick (2P)</text:h>
      <text:p text:style-name="P16">[Nennung und Erläuterung der Technologien (z.B. Java, MySQL, …), jeweils Begründung für den Einsatz der Technologien]</text:p>
      <text:list text:style-name="L6">
        <text:list-item>
          <text:p text:style-name="P86">Java:</text:p>
          <text:list>
            <text:list-item>
              <text:p text:style-name="P86">bekannt</text:p>
            </text:list-item>
            <text:list-item>
              <text:p text:style-name="P86">portabel</text:p>
            </text:list-item>
            <text:list-item>
              <text:p text:style-name="P86">Schach lässt sich gut mit Objektorientierung modellieren</text:p>
            </text:list-item>
          </text:list>
        </text:list-item>
      </text:list>
      <text:p text:style-name="P16"/>
      <text:h text:style-name="Heading_20_1" text:outline-level="1"><text:soft-page-break/><text:span text:style-name="T1">Clean </text:span>Archite<text:span text:style-name="T2">cture </text:span><text:span text:style-name="T3">(</text:span><text:span text:style-name="T5">8</text:span><text:span text:style-name="T3">P)</text:span></text:h>
      <text:h text:style-name="Heading_20_3" text:outline-level="3">Was ist Clean Architecture? (<text:span text:style-name="T13">1</text:span>P)</text:h>
      <text:p text:style-name="P17">[allgemeine Beschreibung <text:span text:style-name="T18">der Clean Architecture</text:span> in eigenen Worten]</text:p>
      <text:h text:style-name="Heading_20_3" text:outline-level="3">Analyse <text:span text:style-name="T13">der Dependency Rule (</text:span><text:span text:style-name="T90">3</text:span><text:span text:style-name="T13">P)</text:span></text:h>
      <text:p text:style-name="P18">[1 Klasse, die die Dependency Rule <text:span text:style-name="T118">der Clean Architecture </text:span>einhält <text:span text:style-name="T14">und </text:span><text:span text:style-name="T84">1</text:span><text:span text:style-name="T14"> Klasse, die die Dependency Rule verletzt; </text:span><text:span text:style-name="T15">Analyse der Abhängigkeiten </text:span><text:span text:style-name="T17">in beide Richtungen (d.h., von wem hängt die Klasse ab und wer hängt von der Klasse ab)</text:span><text:span text:style-name="T15"> </text:span><text:span text:style-name="T16">in Bezug auf die Dependency Rule</text:span>]</text:p>
      <text:h text:style-name="Heading_20_4" text:outline-level="4">Positiv-Beispiel: Dependency Rule</text:h>
      <text:p text:style-name="P49">Game ist abhängig von AbstractPiece/der Factory</text:p>
      <text:h text:style-name="Heading_20_4" text:outline-level="4">Negativ-Beispiel: Dependency Rule</text:h>
      <text:p text:style-name="P88">Game ist direkt abhängig von der Visualisierung</text:p>
      <text:h text:style-name="Heading_20_3" text:outline-level="3"><text:span text:style-name="T7">Analyse der Schichten</text:span><text:span text:style-name="T11"> (</text:span><text:span text:style-name="T90">4</text:span><text:span text:style-name="T11">P)</text:span></text:h>
      <text:p text:style-name="P5">[jeweils 1 Klasse zu <text:span text:style-name="T12">2</text:span> unterschiedlichen Schichten der Clean-Architecture: <text:span text:style-name="T125">jeweils</text:span> Beschreibung der Aufgabe, Einordnung mit Begründung in die Clean-Architecture]</text:p>
      <text:h text:style-name="Heading_20_4" text:outline-level="4">Schicht: [<text:span text:style-name="T141">Domain Code</text:span>]</text:h>
      <text:p text:style-name="P50">Da ist der grundsätzliche Aufbau von meinem Spiel. Da ist der Ablauf der Runden spezifiziert. <text:span text:style-name="T141">In Game und in Move</text:span></text:p>
      <text:h text:style-name="Heading_20_4" text:outline-level="4">Schicht: [<text:span text:style-name="T141">Adapters</text:span>]</text:h>
      <text:p text:style-name="P40">Die Move Klasse es wird die String representation als Objekt dargestellt.</text:p>
      <text:h text:style-name="P65" text:outline-level="4">Schicht: [<text:span text:style-name="T142">Plugin</text:span>]</text:h>
      <text:p text:style-name="P53">Die Visualisierungsklasse</text:p>
      <text:p text:style-name="P54">Der Logger</text:p>
      <text:h text:style-name="Heading_20_1" text:outline-level="1"><text:span text:style-name="T19">SOLID</text:span> <text:span text:style-name="T19">(</text:span><text:span text:style-name="T61">8</text:span><text:span text:style-name="T19">P)</text:span></text:h>
      <text:h text:style-name="Heading_20_3" text:outline-level="3">Analyse <text:span text:style-name="T8">SRP</text:span> (<text:span text:style-name="T66">3</text:span>P)</text:h>
      <text:p text:style-name="P6">[jeweils ein<text:span text:style-name="T22">e Klasse als</text:span> positives und negatives Beispiel für SRP<text:span text:style-name="T21">; <text:s/></text:span><text:span text:style-name="T22">jeweils</text:span><text:span text:style-name="T23"> Beschreibung der Aufgabe </text:span><text:span text:style-name="T63">bzw. der Aufgaben und </text:span><text:span text:style-name="T64">möglicher </text:span><text:span text:style-name="T63">Lösungsweg </text:span><text:span text:style-name="T65">des Negativ-Beispiels</text:span>]</text:p>
      <text:h text:style-name="Heading_20_4" text:outline-level="4"><text:soft-page-break/>Positiv-Beispiel</text:h>
      <text:p text:style-name="P51">Die Move Klasse kümmert sich nur um den Move, Jede Piece Klasse kümmert sich nur um das jeweilige Piece</text:p>
      <text:h text:style-name="Heading_20_4" text:outline-level="4">Negativ-Beispiel</text:h>
      <text:p text:style-name="P54">Die Klasse Checkhandler behandelt auch die verschiedenen Arten von Unentschieden wie Patt und Zugwiederholungen</text:p>
      <text:h text:style-name="Heading_20_3" text:outline-level="3">Analyse OCP (<text:span text:style-name="T62">3</text:span>P)</text:h>
      <text:p text:style-name="P7">[<text:span text:style-name="T60">j</text:span>eweils ein<text:span text:style-name="T22">e Klasse als</text:span> positives und negatives Beispiel für <text:span text:style-name="T26">OCP</text:span><text:span text:style-name="T21">; <text:s/></text:span><text:span text:style-name="T22">jeweils UML </text:span><text:span text:style-name="T23">und Analyse mit Begründung, warum das OCP erfüllt/nicht erfüllt wurde – </text:span><text:span text:style-name="T24">falls erfüllt: warum hier sinnvoll/</text:span><text:span text:style-name="T25">welches Problem gab es</text:span><text:span text:style-name="T24">? Falls nicht erfüllt: wie könnte man es lösen?</text:span>]</text:p>
      <text:h text:style-name="P66" text:outline-level="4">Positiv-Beispiel</text:h>
      <text:p text:style-name="P55"/>
      <text:p text:style-name="P55"/>
      <text:h text:style-name="P67" text:outline-level="4">Negativ-Beispiel</text:h>
      <text:p text:style-name="P43"/>
      <text:h text:style-name="Heading_20_3" text:outline-level="3">Analyse <text:span text:style-name="T61">[</text:span>LSP/ISP/DIP<text:span text:style-name="T61">]</text:span> (2P)</text:h>
      <text:p text:style-name="P8">[<text:span text:style-name="T59">j</text:span><text:span text:style-name="T20">eweils ein</text:span><text:span text:style-name="T22">e Klasse als</text:span><text:span text:style-name="T20"> positives und negatives Beispiel für </text:span>entweder LSP <text:span text:style-name="T80">oder</text:span> ISP <text:span text:style-name="T80">oder</text:span> DI<text:span text:style-name="T85">P</text:span><text:span text:style-name="T21">; <text:s/></text:span>jeweils UML und Begründung, warum hier<text:span text:style-name="T27"> </text:span>das Prinzip erfüllt/nicht erfüllt <text:span text:style-name="T27">wird; </text:span><text:span text:style-name="T86">beim Negativ-Beispiel </text:span><text:span text:style-name="T126">mögliche Lösung</text:span>]</text:p>
      <text:p text:style-name="P9">[Anm.: es darf nur ein Prinzip ausgewählt werden; es darf NICHT z.B. ein positives Beispiel für LSP und ein negatives Beispiel für ISP genommen werden]</text:p>
      <text:h text:style-name="Heading_20_4" text:outline-level="4">Positiv-Beispiel</text:h>
      <text:h text:style-name="Heading_20_4" text:outline-level="4">Negativ-Beispiel</text:h>
      <text:p text:style-name="Text_20_body"/>
      <text:h text:style-name="Heading_20_1" text:outline-level="1">Weitere Prinzipien (<text:span text:style-name="T67">8</text:span>P)</text:h>
      <text:h text:style-name="P61" text:outline-level="3">Analyse GRASP: <text:span text:style-name="T28">Geringe </text:span>Kopplung (<text:span text:style-name="T113">3</text:span>P)<text:span text:style-name="T91"> <text:s/></text:span><text:span text:style-name="T97"><text:s text:c="2"/></text:span></text:h>
      <text:p text:style-name="P12">[<text:span text:style-name="T28">eine </text:span><text:span text:style-name="T87">bis jetzt noch nicht behandelte</text:span><text:span text:style-name="T28"> Klasse als positives Beispiel geringer Kopplung; Aufgabenbeschreibung </text:span><text:span text:style-name="T82">der Klasse</text:span><text:span text:style-name="T28"> und Begründung, </text:span><text:span text:style-name="T82">warum hier eine </text:span><text:span text:style-name="T28">geringe Kopplung </text:span><text:span text:style-name="T82">vorliegt; </text:span><text:span text:style-name="T119">es müssen auch die Aufrufer/Nutzer der Klasse berücksichtigt werden</text:span>]</text:p>
      <text:p text:style-name="P44"/>
      <text:h text:style-name="P62" text:outline-level="3"><text:soft-page-break/>Analyse GRASP: <text:span text:style-name="T10">[Polymorphismus/Pure Fabrication]</text:span> (<text:span text:style-name="T115">3</text:span>P) <text:s/></text:h>
      <text:p text:style-name="P10">[<text:span text:style-name="T28">eine Klasse als positives Beispiel </text:span><text:span text:style-name="T114">entweder von Polymorphismus oder von Pure Fabrication;</text:span><text:span text:style-name="T43"> Begründung, </text:span><text:span text:style-name="T116">warum es hier zum Einsatz kommt</text:span>]</text:p>
      <text:h text:style-name="P63" text:outline-level="3"><text:span text:style-name="T9">DRY</text:span> (<text:span text:style-name="T115">2</text:span>P)</text:h>
      <text:p text:style-name="P11">[<text:span text:style-name="T44">ein Commit </text:span><text:span text:style-name="T127">zeigen</text:span><text:span text:style-name="T44">, bei dem duplizierter Code/duplizierte Logik aufgelöst wurde; </text:span><text:span text:style-name="T70">begründen</text:span><text:span text:style-name="T68"> </text:span><text:span text:style-name="T69">und Auswirkung </text:span><text:span text:style-name="T128">erläutern</text:span>]</text:p>
      <text:h text:style-name="Heading_20_1" text:outline-level="1"/>
      <text:h text:style-name="Heading_20_1" text:outline-level="1"><text:span text:style-name="T4">Unit Tests</text:span> (<text:span text:style-name="T71">8</text:span>P)</text:h>
      <text:h text:style-name="Heading_20_3" text:outline-level="3">10 Unit Tests (<text:span text:style-name="T71">2</text:span>P)</text:h>
      <text:p text:style-name="P39"><text:span text:style-name="T129">[</text:span><text:span text:style-name="T130">Zeigen</text:span><text:span text:style-name="T131"> von 10 Unit-Tests und Beschreibung, was getestet wird</text:span><text:span text:style-name="T129">]</text:span></text:p>
      <text:h text:style-name="Heading_20_3" text:outline-level="3">ATRIP: <text:span text:style-name="T45">Automatic</text:span> (<text:span text:style-name="T46">1</text:span>P)</text:h>
      <text:p text:style-name="P56"><text:span text:style-name="T132">[</text:span><text:span text:style-name="T137">Begründung/Erläuterung, wie ‘Automatic’ realisiert wurde]</text:span></text:p>
      <text:p text:style-name="P57"><text:span text:style-name="T137">J</text:span><text:span text:style-name="T132">unit für die Tests verwendet</text:span></text:p>
      <text:h text:style-name="Heading_20_3" text:outline-level="3">ATRIP: Thorough (<text:span text:style-name="T73">1</text:span>P)</text:h>
      <text:p text:style-name="P21">[Code Coverage <text:span text:style-name="T48">im Projekt </text:span>analysieren und begründen]</text:p>
      <text:p text:style-name="P22">Insgesamt 81% line coverage</text:p>
      <text:p text:style-name="P22">Das wurde erreicht durch einen End-To-End-Test der ein komplettes Spiel zwischen Stockfish und mir <text:span text:style-name="T146">dargestellt</text:span> hat.</text:p>
      <text:h text:style-name="Heading_20_3" text:outline-level="3">ATRIP: P<text:span text:style-name="T47">rofessional</text:span> (1P)</text:h>
      <text:p text:style-name="P23">[<text:span text:style-name="T49">1</text:span><text:span text:style-name="T47"> positv</text:span><text:span text:style-name="T83">es</text:span><text:span text:style-name="T47"> Beispiel zu ‘Professional’; </text:span><text:span text:style-name="T72">Code-Beispiel</text:span><text:span text:style-name="T47">, Analyse und Begründung, was professionell </text:span><text:span text:style-name="T112">ist</text:span>]</text:p>
      <text:p text:style-name="P24">Kein Test für die App-Klasse da sie nur startet</text:p>
      <text:h text:style-name="Heading_20_3" text:outline-level="3">Fake<text:span text:style-name="T50">s</text:span> und Mocks (<text:span text:style-name="T71">3</text:span>P)</text:h>
      <text:p text:style-name="P25">[Analyse und Begründung des Einsatzes von 2 <text:span text:style-name="T51">Fake/Mock-Objekten </text:span><text:span text:style-name="T92">(</text:span><text:span text:style-name="T93">die Fake/Mocks </text:span><text:span text:style-name="T99">sind </text:span><text:span text:style-name="T81">ohne</text:span><text:span text:style-name="T92"> Dritthersteller-Bibliothek/Framework </text:span><text:span text:style-name="T100">zu </text:span><text:span text:style-name="T93">impl</text:span><text:span text:style-name="T94">ementieren</text:span><text:span text:style-name="T92">)</text:span><text:span text:style-name="T51">; </text:span><text:span text:style-name="T138">Zeigen der Implementierung und Nutzung</text:span>]</text:p>
      <text:p text:style-name="P26">Mock-Board. Damit kann ein Board als Map von Piece und Field definiert werden. Dann braucht man keine FEN-Notation die man nicht so einfach lesen kann. Das funktioniert natürlich nur bei einfachen Positionen</text:p>
      <text:p text:style-name="P36"/>
      <text:h text:style-name="Heading_20_1" text:outline-level="1"><text:soft-page-break/><text:span text:style-name="T52">Domain Driven Design (</text:span><text:span text:style-name="T78">8</text:span><text:span text:style-name="T52">P)</text:span></text:h>
      <text:h text:style-name="Heading_20_3" text:outline-level="3">Ubiquitous Language (<text:span text:style-name="T52">2</text:span>P)</text:h>
      <text:p text:style-name="P28">[4 Beispiele für die Ubiquitous Language; jeweils Bezeichung, Bedeutung und kurze Begründung, warum es zur Ubiquitous Language gehört]</text:p>
      <text:p text:style-name="P29">Board : Spielbrett auf dem die Schachfiguren sind.</text:p>
      <text:p text:style-name="P30">Pieces: Figuren</text:p>
      <text:p text:style-name="P30">Field: Feld bestehend aus x und y Koordinate. Umwandlung von Buchstabe zu Zahl notwendig.</text:p>
      <text:p text:style-name="P30"/>
      <text:h text:style-name="Heading_20_3" text:outline-level="3">Repositories (1,<text:span text:style-name="T74">5</text:span>P)</text:h>
      <text:p text:style-name="P13">[Beschreibung und Begründung des Einsatzes eines Repositories; falls kein Repository vorhanden: ausführliche Begründung, warum es keines geben kann/<text:span text:style-name="T53">hier nicht sinnvoll ist – </text:span><text:span text:style-name="T117">NICHT, warum es nicht implementiert wurde; </text:span><text:span text:style-name="T139">Zeigen der Implementierung</text:span>]</text:p>
      <text:p text:style-name="P27">Das Board ist ein Repository. Es hält alle Pieces und ihre Positione<text:span text:style-name="T149">n</text:span>. <text:span text:style-name="T150">Es führt auch die Züge letzten Endes aus</text:span></text:p>
      <text:h text:style-name="Heading_20_3" text:outline-level="3">Aggregates (1,<text:span text:style-name="T74">5</text:span>P)</text:h>
      <text:p text:style-name="P14">[Beschreibung und Begründung des Einsatzes eines <text:span text:style-name="T53">Aggregates</text:span>; falls kein <text:span text:style-name="T53">Aggregate</text:span> vorhanden: ausführliche Begründung, warum es keines geben kann/<text:span text:style-name="T53">hier nicht sinnvoll ist– </text:span><text:span text:style-name="T117">NICHT, warum es nicht implementiert wurde; </text:span><text:span text:style-name="T139">Zeigen der Implementierung</text:span>]</text:p>
      <text:p text:style-name="P31">Es gibt keine so richtig zusammengehörigen Dinge. Sowohl Board als auch Move <text:span text:style-name="T151">benötigen alle relevanten</text:span> Entities. Und ein Zug ist ziemlich unabhängig von dem allgemeinen Stand des Boards und das Board ist komplett unabhängig von einzelnen Zügen. </text:p>
      <text:h text:style-name="Heading_20_3" text:outline-level="3">Entities (1,<text:span text:style-name="T74">5</text:span>P)</text:h>
      <text:p text:style-name="P14">[Beschreibung und Begründung des Einsatzes eine<text:span text:style-name="T53">r Entity</text:span>; falls kein<text:span text:style-name="T53">e Entity</text:span> vorhanden: ausführliche Begründung, warum es keine geben kann/<text:span text:style-name="T53">hier nicht sinnvoll ist– </text:span><text:span text:style-name="T117">NICHT, warum es nicht implementiert wurde; </text:span><text:span text:style-name="T139">Zeigen der Implementierung</text:span>]</text:p>
      <text:p text:style-name="P32">Das Board ist eine Entity. <text:span text:style-name="T152">Es ändert seinen Zustand im Verlauf des Spiels bleib aber an und für sich das gleiche.</text:span></text:p>
      <text:h text:style-name="Heading_20_3" text:outline-level="3">Value Objects (1,<text:span text:style-name="T74">5</text:span>P)</text:h>
      <text:p text:style-name="P14">[Beschreibung und Begründung des Einsatzes eines <text:span text:style-name="T53">Value Objects</text:span>; falls kein <text:span text:style-name="T53">Value Object</text:span> vorhanden: ausführliche Begründung, warum es keines geben kann/<text:span text:style-name="T53">hier nicht sinnvoll ist– </text:span><text:span text:style-name="T117">NICHT, warum es nicht implementiert wurde; </text:span><text:span text:style-name="T139">Zeigen der Implementierung</text:span>]</text:p>
      <text:p text:style-name="P33"><text:soft-page-break/>Ein Move hält nur die Informationen, die ein bestimmter Zug hat. Die Notation ist auch im echten Schach zustandslos. Als zusätzliche Information hat die Implementierung noch di<text:span text:style-name="T153">e Farbe des Spielers, der gerade zieht aber dies wird bei Erzeugung von außen dazugegeben.</text:span></text:p>
      <text:p text:style-name="P37"/>
      <text:h text:style-name="Heading_20_1" text:outline-level="1"><text:span text:style-name="T53">Refactoring (</text:span><text:span text:style-name="T75">8</text:span><text:span text:style-name="T53">P)</text:span></text:h>
      <text:h text:style-name="Heading_20_3" text:outline-level="3">Code Smells (2P)</text:h>
      <text:p text:style-name="P34"><text:span text:style-name="T29">[jeweils </text:span><text:span text:style-name="T30">1 Code-Beispiel zu 2 </text:span><text:span text:style-name="T37">unterschiedlichen </text:span><text:span text:style-name="T30">Code Smells </text:span><text:span text:style-name="T39">(die benannt werden müssen)</text:span><text:span text:style-name="T30"> aus der Vorlesung; jeweils Code-</text:span><text:span text:style-name="T35">Beispiel </text:span><text:span text:style-name="T40">zeigen</text:span><text:span text:style-name="T30"> und einen möglichen Lösungsweg </text:span><text:span text:style-name="T31">bzw. den genommen Lösungsweg </text:span><text:span text:style-name="T40">zeigen</text:span><text:span text:style-name="T30">]</text:span></text:p>
      <text:h text:style-name="Heading_20_4" text:outline-level="4">[CODE SMELL 1]</text:h>
      <text:p text:style-name="Text_20_body"/>
      <text:h text:style-name="P68" text:outline-level="4"><text:span text:style-name="T95">[CODE SMELL </text:span>2<text:span text:style-name="T95">]</text:span></text:h>
      <text:p text:style-name="P38"/>
      <text:h text:style-name="P64" text:outline-level="3"><text:span text:style-name="T55">2 </text:span><text:span text:style-name="T54">R</text:span>efactorings <text:span text:style-name="T55">(</text:span><text:span text:style-name="T75">6</text:span><text:span text:style-name="T55">P)</text:span></text:h>
      <text:p text:style-name="P15">[2 unterschiedliche Refactorings aus der Vorlesung <text:span text:style-name="T121">jeweils </text:span><text:span text:style-name="T120">benennen, </text:span>anwenden, begründen, sowie UML vorher/nachher liefern; <text:span text:style-name="T140">die Commits zeigen</text:span>]</text:p>
      <text:p text:style-name="P42"/>
      <text:h text:style-name="Heading_20_1" text:outline-level="1">Entwurfsmuster (<text:span text:style-name="T76">8</text:span>P)</text:h>
      <text:p text:style-name="P35"><text:span text:style-name="T29">[2 unterschiedliche Entwurfsmuster aus der Vorlesung (oder </text:span><text:span text:style-name="T42">nach</text:span><text:span text:style-name="T41"> Absprache</text:span><text:span text:style-name="T29"> auch andere) </text:span><text:span text:style-name="T33">jeweils </text:span><text:span text:style-name="T38">benennen, </text:span><text:span text:style-name="T36">sinnvoll </text:span><text:span text:style-name="T29">einsetzen, begründen </text:span><text:span text:style-name="T34">und UML-</text:span><text:span text:style-name="T33">Diagramm</text:span><text:span text:style-name="T32">]</text:span></text:p>
      <text:h text:style-name="Heading_20_3" text:outline-level="3">Entwurfsmuster: <text:span text:style-name="T56">[</text:span><text:span text:style-name="T144">Factory-Pattern</text:span><text:span text:style-name="T56">]</text:span> (<text:span text:style-name="T77">4</text:span>P)</text:h>
      <text:p text:style-name="P58">Piece Factory erzeugt entweder ein einzelnes Piece oder ein zweidimensionales Array von Pieces was dann ein board repräsentiert. Für das einzelne Piece gibt es als Parameter das entsprechende enum.</text:p>
      <text:p text:style-name="P58">Für das Array erwartet die Factory einenTeil-String in der FEN-Notation. <text:span text:style-name="T147">Dieser umfasst nur den String der das Board repräsentiert und nicht sowas wie aktueller Spieler.</text:span></text:p>
      <text:p text:style-name="P58"/>
      <text:p text:style-name="Text_20_body"/>
      <text:h text:style-name="Heading_20_3" text:outline-level="3"><text:soft-page-break/>Entwurfsmuster: <text:span text:style-name="T56">[</text:span><text:span text:style-name="T148">Strategy</text:span><text:span text:style-name="T56">] </text:span>(<text:span text:style-name="T77">4</text:span>P)</text:h>
      <text:p text:style-name="P59">Der LogHandler hat als Parameter ein enum. Das sagt ob die eingegangene Nachricht ein Fehler, eine Information, Teil des Spielgeschehens oder nur für Tests bestimmt war.</text:p>
      <text:p text:style-name="P59">Auf Basis dessen sucht sich der Loghandler eine geeignete Strategie zum Loggen raus.</text:p>
      <text:p text:style-name="P45"><text:s/></text:p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7T10:33:49.249286697</meta:creation-date>
    <dc:date>2025-05-04T01:11:15.195638887</dc:date>
    <meta:editing-duration>P1DT11H50M59S</meta:editing-duration>
    <meta:editing-cycles>334</meta:editing-cycles>
    <meta:generator>LibreOffice/24.2.7.2$Linux_X86_64 LibreOffice_project/420$Build-2</meta:generator>
    <meta:document-statistic meta:table-count="0" meta:image-count="0" meta:object-count="0" meta:page-count="9" meta:paragraph-count="143" meta:word-count="1465" meta:character-count="10293" meta:non-whitespace-character-count="8981"/>
  </office:meta>
</office:document-meta>
</file>